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6cb5" officeooo:paragraph-rsid="00056cb5"/>
    </style:style>
    <style:style style:name="P2" style:family="paragraph" style:parent-style-name="Standard" style:list-style-name="L1">
      <style:text-properties officeooo:rsid="00067834" officeooo:paragraph-rsid="00067834"/>
    </style:style>
    <style:style style:name="P3" style:family="paragraph" style:parent-style-name="Standard" style:list-style-name="L1">
      <style:text-properties officeooo:rsid="00071ea1" officeooo:paragraph-rsid="00071ea1"/>
    </style:style>
    <style:style style:name="P4" style:family="paragraph" style:parent-style-name="Standard">
      <style:text-properties officeooo:rsid="00071ea1" officeooo:paragraph-rsid="00071ea1"/>
    </style:style>
    <style:style style:name="P5" style:family="paragraph" style:parent-style-name="Standard" style:list-style-name="L2">
      <style:text-properties officeooo:rsid="00071ea1" officeooo:paragraph-rsid="00071ea1"/>
    </style:style>
    <style:style style:name="P6" style:family="paragraph" style:parent-style-name="Standard" style:list-style-name="L2">
      <style:text-properties officeooo:rsid="000a1ba6" officeooo:paragraph-rsid="000a1ba6"/>
    </style:style>
    <style:style style:name="P7" style:family="paragraph" style:parent-style-name="Standard" style:list-style-name="L2">
      <style:text-properties officeooo:paragraph-rsid="00071ea1"/>
    </style:style>
    <style:style style:name="P8" style:family="paragraph" style:parent-style-name="Standard" style:list-style-name="L2">
      <style:text-properties officeooo:paragraph-rsid="00085a8c"/>
    </style:style>
    <style:style style:name="P9" style:family="paragraph" style:parent-style-name="Standard" style:list-style-name="L2">
      <style:text-properties officeooo:rsid="000b99d4" officeooo:paragraph-rsid="000b99d4"/>
    </style:style>
    <style:style style:name="P10" style:family="paragraph" style:parent-style-name="Standard" style:list-style-name="L2">
      <style:text-properties officeooo:rsid="000bbe68" officeooo:paragraph-rsid="000bbe68"/>
    </style:style>
    <style:style style:name="P11" style:family="paragraph" style:parent-style-name="Standard" style:list-style-name="L2">
      <style:text-properties officeooo:rsid="000da0a6" officeooo:paragraph-rsid="000da0a6"/>
    </style:style>
    <style:style style:name="P12" style:family="paragraph" style:parent-style-name="Standard" style:list-style-name="L2">
      <style:text-properties officeooo:rsid="000da0a6" officeooo:paragraph-rsid="0013d732"/>
    </style:style>
    <style:style style:name="P13" style:family="paragraph" style:parent-style-name="Standard" style:list-style-name="L2">
      <style:text-properties officeooo:rsid="000f2a92" officeooo:paragraph-rsid="000f2a92"/>
    </style:style>
    <style:style style:name="P14" style:family="paragraph" style:parent-style-name="Standard">
      <style:text-properties officeooo:rsid="000f2a92" officeooo:paragraph-rsid="000f2a92"/>
    </style:style>
    <style:style style:name="P15" style:family="paragraph" style:parent-style-name="Standard" style:list-style-name="L2">
      <style:text-properties style:text-underline-style="solid" style:text-underline-width="auto" style:text-underline-color="font-color" fo:font-weight="bold" officeooo:rsid="000fba1d" officeooo:paragraph-rsid="000fba1d" style:font-weight-asian="bold" style:font-weight-complex="bold"/>
    </style:style>
    <style:style style:name="P16" style:family="paragraph" style:parent-style-name="Standard">
      <style:text-properties style:text-underline-style="solid" style:text-underline-width="auto" style:text-underline-color="font-color" fo:font-weight="normal" officeooo:rsid="0015fed8" officeooo:paragraph-rsid="0015fed8" style:font-weight-asian="normal" style:font-weight-complex="normal"/>
    </style:style>
    <style:style style:name="P17" style:family="paragraph" style:parent-style-name="Standard" style:list-style-name="L2">
      <style:text-properties style:text-underline-style="none" fo:font-weight="normal" officeooo:rsid="000fba1d" officeooo:paragraph-rsid="000fba1d" style:font-weight-asian="normal" style:font-weight-complex="normal"/>
    </style:style>
    <style:style style:name="P18" style:family="paragraph" style:parent-style-name="Standard" style:list-style-name="L2">
      <style:text-properties style:text-underline-style="none" fo:font-weight="normal" officeooo:rsid="00104445" officeooo:paragraph-rsid="00104445" style:font-weight-asian="normal" style:font-weight-complex="normal"/>
    </style:style>
    <style:style style:name="P19" style:family="paragraph" style:parent-style-name="Standard" style:list-style-name="L2">
      <style:text-properties style:text-underline-style="none" fo:font-weight="normal" officeooo:rsid="00106ff1" officeooo:paragraph-rsid="00106ff1" style:font-weight-asian="normal" style:font-weight-complex="normal"/>
    </style:style>
    <style:style style:name="P20" style:family="paragraph" style:parent-style-name="Standard" style:list-style-name="L2">
      <style:text-properties style:text-underline-style="none" fo:font-weight="normal" officeooo:rsid="001092ae" officeooo:paragraph-rsid="001092ae" style:font-weight-asian="normal" style:font-weight-complex="normal"/>
    </style:style>
    <style:style style:name="P21" style:family="paragraph" style:parent-style-name="Standard" style:list-style-name="L2">
      <style:text-properties style:text-underline-style="none" fo:font-weight="normal" officeooo:rsid="00126cf6" officeooo:paragraph-rsid="00126cf6" style:font-weight-asian="normal" style:font-weight-complex="normal"/>
    </style:style>
    <style:style style:name="P22" style:family="paragraph" style:parent-style-name="Standard">
      <style:text-properties style:text-underline-style="none" fo:font-weight="normal" officeooo:rsid="00126cf6" officeooo:paragraph-rsid="00126cf6" style:font-weight-asian="normal" style:font-weight-complex="normal"/>
    </style:style>
    <style:style style:name="P23" style:family="paragraph" style:parent-style-name="Standard">
      <style:text-properties style:text-underline-style="none" fo:font-weight="normal" officeooo:rsid="0015fed8" officeooo:paragraph-rsid="0015fed8" style:font-weight-asian="normal" style:font-weight-complex="normal"/>
    </style:style>
    <style:style style:name="P24" style:family="paragraph" style:parent-style-name="Standard" style:list-style-name="L3">
      <style:paragraph-properties fo:text-align="justify" style:justify-single-word="false"/>
      <style:text-properties style:text-underline-style="none" fo:font-weight="normal" officeooo:rsid="0015fed8" officeooo:paragraph-rsid="001602d0" style:font-weight-asian="normal" style:font-weight-complex="normal"/>
    </style:style>
    <style:style style:name="P25" style:family="paragraph" style:parent-style-name="Standard" style:list-style-name="L3">
      <style:paragraph-properties fo:text-align="justify" style:justify-single-word="false"/>
      <style:text-properties style:text-underline-style="none" fo:font-weight="normal" officeooo:rsid="00172c2f" officeooo:paragraph-rsid="00172c2f" style:font-weight-asian="normal" style:font-weight-complex="normal"/>
    </style:style>
    <style:style style:name="P26" style:family="paragraph" style:parent-style-name="Standard" style:list-style-name="L4">
      <style:text-properties officeooo:paragraph-rsid="0015fed8"/>
    </style:style>
    <style:style style:name="P27" style:family="paragraph" style:parent-style-name="Standard" style:list-style-name="L2">
      <style:paragraph-properties fo:break-before="page"/>
      <style:text-properties style:text-underline-style="solid" style:text-underline-width="auto" style:text-underline-color="font-color" fo:font-weight="bold" officeooo:rsid="000fba1d" officeooo:paragraph-rsid="000fba1d" style:font-weight-asian="bold" style:font-weight-complex="bold"/>
    </style:style>
    <style:style style:name="P28" style:family="paragraph" style:parent-style-name="Standard">
      <style:paragraph-properties fo:break-before="page"/>
      <style:text-properties style:text-underline-style="none" fo:font-weight="normal" officeooo:rsid="00148e08" officeooo:paragraph-rsid="00148e08" style:font-weight-asian="normal" style:font-weight-complex="normal"/>
    </style:style>
    <style:style style:name="T1" style:family="text">
      <style:text-properties officeooo:rsid="00067834"/>
    </style:style>
    <style:style style:name="T2" style:family="text">
      <style:text-properties officeooo:rsid="00071ea1"/>
    </style:style>
    <style:style style:name="T3" style:family="text">
      <style:text-properties officeooo:rsid="00085a8c"/>
    </style:style>
    <style:style style:name="T4" style:family="text">
      <style:text-properties officeooo:rsid="000a8760"/>
    </style:style>
    <style:style style:name="T5" style:family="text">
      <style:text-properties officeooo:rsid="000b99d4"/>
    </style:style>
    <style:style style:name="T6" style:family="text">
      <style:text-properties officeooo:rsid="000da0a6"/>
    </style:style>
    <style:style style:name="T7" style:family="text">
      <style:text-properties officeooo:rsid="00106ff1"/>
    </style:style>
    <style:style style:name="T8" style:family="text">
      <style:text-properties fo:font-weight="bold" style:font-weight-asian="bold" style:font-weight-complex="bold"/>
    </style:style>
    <style:style style:name="T9" style:family="text">
      <style:text-properties officeooo:rsid="00126cf6"/>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126cf6"/>
    </style:style>
    <style:style style:name="T12" style:family="text">
      <style:text-properties officeooo:rsid="0013d732"/>
    </style:style>
    <style:style style:name="T13" style:family="text">
      <style:text-properties style:text-underline-style="none" fo:font-weight="normal" officeooo:rsid="0015fed8" style:font-weight-asian="normal" style:font-weight-complex="normal"/>
    </style:style>
    <style:style style:name="T14" style:family="text">
      <style:text-properties officeooo:rsid="001602d0"/>
    </style:style>
    <style:style style:name="T15" style:family="text">
      <style:text-properties officeooo:rsid="00172c2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ole play :</text:p>
      <text:p text:style-name="P1"/>
      <text:p text:style-name="P1">Representative of Albertans for Political Accountability</text:p>
      <text:p text:style-name="P1">Meet with Alberta's Premier and demand that theses politicians be punished</text:p>
      <text:p text:style-name="P1"/>
      <text:p text:style-name="P1"><text:span text:style-name="T1">-&gt; </text:span>Explain why we think it is unfair and unethical, and why a resignation isn't enough</text:p>
      <text:p text:style-name="P1"/>
      <text:list xml:id="list1194431255" text:style-name="L1">
        <text:list-item>
          <text:p text:style-name="P2">Prohibiting people from meeting their families and moving around, while at the same time doing so in secret -&gt; feeling of behing backstabbed </text:p>
        </text:list-item>
        <text:list-item>
          <text:p text:style-name="P3">Health restrictions-wise, it makes no sense to impose some and break them yourselves</text:p>
        </text:list-item>
      </text:list>
      <text:p text:style-name="P4"/>
      <text:p text:style-name="P4"/>
      <text:p text:style-name="P4"/>
      <text:p text:style-name="P4">____________________________________</text:p>
      <text:p text:style-name="P4"/>
      <text:p text:style-name="P4">Audio doc :</text:p>
      <text:p text:style-name="P4"/>
      <text:list xml:id="list2933721350" text:style-name="L2">
        <text:list-item>
          <text:p text:style-name="P5">CTV national news</text:p>
          <text:list>
            <text:list-item>
              <text:p text:style-name="P7"><text:span text:style-name="T2">Talker : Lisa </text:span><text:span text:style-name="T5">Laflar ??</text:span></text:p>
            </text:list-item>
          </text:list>
        </text:list-item>
        <text:list-item>
          <text:p text:style-name="P5">Chrismas holliday</text:p>
        </text:list-item>
        <text:list-item>
          <text:p text:style-name="P5">20 Politicians went agaisnt the travel advice</text:p>
          <text:list>
            <text:list-item>
              <text:p text:style-name="P5">+ 3 <text:span text:style-name="T4">....</text:span></text:p>
              <text:list>
                <text:list-item>
                  <text:p text:style-name="P10">Premier chief of staff</text:p>
                </text:list-item>
              </text:list>
            </text:list-item>
            <text:list-item>
              <text:p text:style-name="P5"><text:span text:style-name="T5">Alot of resignations including </text:span>1<text:span text:style-name="T5">(interviewed)</text:span> who accepted resignation</text:p>
            </text:list-item>
            <text:list-item>
              <text:p text:style-name="P6">Ministers have to fill out form about where they are going whenever they move, so why did "no one" know where they were</text:p>
            </text:list-item>
          </text:list>
        </text:list-item>
        <text:list-item>
          <text:p text:style-name="P5">Tracey <text:span text:style-name="T10">Al</text:span><text:span text:style-name="T11">ard</text:span><text:span text:style-name="T9"> ?</text:span>, Alberta's Minister of political affairs</text:p>
        </text:list-item>
        <text:list-item>
          <text:p text:style-name="P9"><text:span text:style-name="T9">A woman </text:span>Canceled a Make-a-Wish trip to Hawaii for her 9yo son who had fought a severe illness his entire life</text:p>
          <text:list>
            <text:list-item>
              <text:p text:style-name="P5">First reaction : anger and frustration</text:p>
            </text:list-item>
          </text:list>
        </text:list-item>
        <text:list-item>
          <text:p text:style-name="P5">Conservative Party</text:p>
          <text:list>
            <text:list-item>
              <text:p text:style-name="P5">Want severe consequences</text:p>
            </text:list-item>
          </text:list>
        </text:list-item>
        <text:list-item>
          <text:p text:style-name="P5">"They were swimming on beaches ..."</text:p>
        </text:list-item>
        <text:list-item>
          <text:p text:style-name="P5">Alberta's Premier<text:span text:style-name="T4"> (Jason Kenny)</text:span></text:p>
          <text:list>
            <text:list-item>
              <text:p text:style-name="P9">Refused to punished these globe-trotters but then changed his mind</text:p>
            </text:list-item>
            <text:list-item>
              <text:p text:style-name="P12">Has issued a ... to all Conservative MLAs<text:span text:style-name="T12"> </text:span></text:p>
              <text:list>
                <text:list-item>
                  <text:p text:style-name="P12"><text:span text:style-name="T12">(Members of Legislative Assembly = "députés")</text:span></text:p>
                </text:list-item>
              </text:list>
            </text:list-item>
          </text:list>
        </text:list-item>
        <text:list-item>
          <text:p text:style-name="P5"><text:span text:style-name="T6">Rules were very clear : </text:span>No non-essential travels</text:p>
          <text:list>
            <text:list-item>
              <text:p text:style-name="P11">There are consequences for everyone when breaking them, so why not for politicians breaking them ?</text:p>
            </text:list-item>
          </text:list>
        </text:list-item>
        <text:list-item>
          <text:p text:style-name="P5">Voters are gonna decide in the end = democracy</text:p>
          <text:list>
            <text:list-item>
              <text:p text:style-name="P5">"Do as I say, not as I do"</text:p>
            </text:list-item>
            <text:list-item>
              <text:p text:style-name="P11">Transparrency in "short supply"</text:p>
            </text:list-item>
          </text:list>
        </text:list-item>
        <text:list-item>
          <text:p text:style-name="P8"><text:span text:style-name="T3">Going to the beach is a very different thing from visiting a </text:span><text:span text:style-name="T6">sick</text:span><text:span text:style-name="T3"> relative</text:span></text:p>
        </text:list-item>
        <text:list-item>
          <text:p text:style-name="P13">Credibility of the leaders :</text:p>
          <text:list>
            <text:list-item>
              <text:p text:style-name="P13">Unbelievably dangerous </text:p>
            </text:list-item>
          </text:list>
        </text:list-item>
      </text:list>
      <text:p text:style-name="P14"/>
      <text:list xml:id="list112847880927302" text:continue-numbering="true" text:style-name="L2">
        <text:list-item>
          <text:p text:style-name="P27">Context</text:p>
          <text:list>
            <text:list-item>
              <text:p text:style-name="P17">During Covid-19</text:p>
            </text:list-item>
            <text:list-item>
              <text:p text:style-name="P17">Canada (Canadian Goverment)</text:p>
              <text:list>
                <text:list-item>
                  <text:p text:style-name="P17">No non-essential travels</text:p>
                </text:list-item>
                <text:list-item>
                  <text:p text:style-name="P17">No international travels </text:p>
                </text:list-item>
                <text:list-item>
                  <text:p text:style-name="P17">Must not see distant family members</text:p>
                  <text:p text:style-name="P17"/>
                </text:list-item>
              </text:list>
            </text:list-item>
          </text:list>
        </text:list-item>
        <text:list-item>
          <text:p text:style-name="P15">Politicians</text:p>
          <text:list>
            <text:list-item>
              <text:p text:style-name="P18">Traveled abroad depite the restrictions</text:p>
              <text:list>
                <text:list-item>
                  <text:p text:style-name="P18">Mexico </text:p>
                  <text:list>
                    <text:list-item>
                      <text:p text:style-name="P18">The one who did that posted a message just before telling citizens to stay at home <text:s/>and not travel to see family member, and ho<text:span text:style-name="T7">p</text:span>ped on a plane just after</text:p>
                    </text:list-item>
                  </text:list>
                </text:list-item>
                <text:list-item>
                  <text:p text:style-name="P18">Barbatos</text:p>
                </text:list-item>
                <text:list-item>
                  <text:p text:style-name="P18">Hawaii</text:p>
                </text:list-item>
                <text:list-item>
                  <text:p text:style-name="P18">USA</text:p>
                </text:list-item>
              </text:list>
            </text:list-item>
            <text:list-item>
              <text:p text:style-name="P19">20 Politicians </text:p>
              <text:list>
                <text:list-item>
                  <text:p text:style-name="P19">Highways Minister</text:p>
                </text:list-item>
                <text:list-item>
                  <text:p text:style-name="P19">Alberta's Premier Chief of Staff</text:p>
                  <text:list>
                    <text:list-item>
                      <text:p text:style-name="P19">People actually making the rules</text:p>
                      <text:p text:style-name="P19"/>
                    </text:list-item>
                  </text:list>
                </text:list-item>
              </text:list>
            </text:list-item>
          </text:list>
        </text:list-item>
        <text:list-item>
          <text:p text:style-name="P15">Public opinion</text:p>
          <text:list>
            <text:list-item>
              <text:p text:style-name="P19">Feelings</text:p>
              <text:list>
                <text:list-item>
                  <text:p text:style-name="P19">Outraged</text:p>
                </text:list-item>
                <text:list-item>
                  <text:p text:style-name="P19">Betrayed</text:p>
                </text:list-item>
                <text:list-item>
                  <text:p text:style-name="P19">Frustrated</text:p>
                </text:list-item>
              </text:list>
            </text:list-item>
            <text:list-item>
              <text:p text:style-name="P19">They want consequences</text:p>
              <text:list>
                <text:list-item>
                  <text:p text:style-name="P19">Punishment</text:p>
                  <text:list>
                    <text:list-item>
                      <text:p text:style-name="P19">resignations</text:p>
                    </text:list-item>
                    <text:list-item>
                      <text:p text:style-name="P19">apologies</text:p>
                    </text:list-item>
                    <text:list-item>
                      <text:p text:style-name="P19">sanctions</text:p>
                      <text:p text:style-name="P19"/>
                    </text:list-item>
                  </text:list>
                </text:list-item>
              </text:list>
            </text:list-item>
          </text:list>
        </text:list-item>
        <text:list-item>
          <text:p text:style-name="P15">Consequences</text:p>
          <text:list>
            <text:list-item>
              <text:p text:style-name="P19">Politicians</text:p>
              <text:list>
                <text:list-item>
                  <text:p text:style-name="P19">Jason Kelly (Premier) refused to impose sanctions (at first)</text:p>
                </text:list-item>
                <text:list-item>
                  <text:p text:style-name="P19">Some politi<text:span text:style-name="T15">c</text:span>ians resigned</text:p>
                </text:list-item>
                <text:list-item>
                  <text:p text:style-name="P19">Some lost responsibilities <text:span text:style-name="T8">but</text:span> kept theit job</text:p>
                </text:list-item>
              </text:list>
            </text:list-item>
            <text:list-item>
              <text:p text:style-name="P21">Democracy :</text:p>
              <text:list>
                <text:list-item>
                  <text:p text:style-name="P21"/>
                  <text:p text:style-name="P19"/>
                </text:list-item>
              </text:list>
            </text:list-item>
          </text:list>
        </text:list-item>
        <text:list-item>
          <text:p text:style-name="P15">Leader Responsibilities</text:p>
          <text:list>
            <text:list-item>
              <text:p text:style-name="P20">Complaining<text:span text:style-name="T9"> that the leaders must have known</text:span></text:p>
              <text:list>
                <text:list-item>
                  <text:p text:style-name="P21">They have to fill departure forms </text:p>
                </text:list-item>
              </text:list>
            </text:list-item>
          </text:list>
        </text:list-item>
      </text:list>
      <text:p text:style-name="P22"/>
      <text:p text:style-name="P22"/>
      <text:p text:style-name="P28"><text:span text:style-name="T10">Résumé :</text:span> </text:p>
      <text:p text:style-name="P23"/>
      <text:list xml:id="list3375609968" text:style-name="L4">
        <text:list-item>
          <text:p text:style-name="P26"><text:span text:style-name="T13">lol</text:span></text:p>
        </text:list-item>
      </text:list>
      <text:p text:style-name="P23"/>
      <text:p text:style-name="P16">Commentary Activity :</text:p>
      <text:p text:style-name="P16"/>
      <text:list xml:id="list2006082575" text:style-name="L3">
        <text:list-item>
          <text:p text:style-name="P24">I personnaly stand with the canadian public opinion on the subject of politicians breaking their own <text:span text:style-name="T14">rules. If they want people to respect travel restrictions, so should they. </text:span></text:p>
          <text:p text:style-name="P24"/>
        </text:list-item>
        <text:list-item>
          <text:p text:style-name="P24"><text:span text:style-name="T14">Leading by example and showing people that they do follow the rules would encourage everyone to do so as well (or at least a vast majority), but in this case, all they did was to lose the populations support and, I think frustrate them to the point where some of them might think " If they break those rules, why should "I" follow them ?" </text:span></text:p>
          <text:p text:style-name="P24"/>
        </text:list-item>
        <text:list-item>
          <text:p text:style-name="P25">Consequences such as resignation also do not feel fair enough. People have to pay fines or even get arrested when caught, why would they "only" lose their jobs nad not be punished more severely as everyone is ? Especially when only a few of them did so, on their own, while the others got to keep theisr with, for only consequence, a slight loss of responsibilitie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1T10:07:19.420989108</meta:creation-date>
    <meta:generator>LibreOffice/6.4.7.2$Linux_X86_64 LibreOffice_project/40$Build-2</meta:generator>
    <dc:date>2022-02-11T11:24:29.436371178</dc:date>
    <meta:editing-duration>PT54M</meta:editing-duration>
    <meta:editing-cycles>18</meta:editing-cycles>
    <meta:document-statistic meta:table-count="0" meta:image-count="0" meta:object-count="0" meta:page-count="3" meta:paragraph-count="83" meta:word-count="634" meta:character-count="3477" meta:non-whitespace-character-count="2983"/>
  </office:meta>
</office:document-meta>
</file>